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ly 10<text:tab/>, 2007</text:p>
      <text:p text:style-name="Standard"/>
      <text:p text:style-name="Standard">Representative James McDermott</text:p>
      <text:p text:style-name="Standard">1809 7th Avenue, Suite 1212<text:line-break/>Seattle, WA 98101-1399</text:p>
      <text:p text:style-name="Standard"/>
      <text:p text:style-name="Standard"/>
      <text:p text:style-name="Standard">Mr. McDermott:</text:p>
      <text:p text:style-name="Standard"/>
      <text:p text:style-name="Standard">As a current resident in your district, I am writing to ask that you fight for the immediate impeachment of President George Bush and Vice President Dick Cheney.</text:p>
      <text:p text:style-name="Standard"/>
      <text:p text:style-name="Standard">The Bush presidency has been an absolute embarrassment to the entire country and makes me ashamed to call myself an American. <text:s/>Since 2000 the Bush administration has committed a long list of crimes against the constitution and humanity, including, though certainly not limited to, the following:</text:p>
      <text:list text:style-name="L1">
        <text:list-item>
          <text:p text:style-name="P1">Lying to the American public about weapons of mass destruction in Iraq;</text:p>
        </text:list-item>
        <text:list-item>
          <text:p text:style-name="P1">Condoning the torture of US nationals and foreigners by the US military;</text:p>
        </text:list-item>
        <text:list-item>
          <text:p text:style-name="P1">The use of cluster bombs prohibited by the Geneva convention;</text:p>
        </text:list-item>
        <text:list-item>
          <text:p text:style-name="P1">Warrantless wiretapping of US citizens;</text:p>
        </text:list-item>
        <text:list-item>
          <text:p text:style-name="P1">A systemic refusal to address global warming, including rejection of the Kyoto Protocols and limiting power of the EPA;</text:p>
        </text:list-item>
        <text:list-item>
          <text:p text:style-name="P1">Marginalization of the UN and the near ruin of the US reputation internationally;</text:p>
        </text:list-item>
        <text:list-item>
          <text:p text:style-name="P1">Rampant cronyism;</text:p>
        </text:list-item>
        <text:list-item>
          <text:p text:style-name="P1">A legal campaign to eliminate all checks and balances of the executive branch.</text:p>
        </text:list-item>
      </text:list>
      <text:p text:style-name="Standard"/>
      <text:p text:style-name="Standard">In short, the Bush presidency has been a total disaster and the American public does not deserve to wait until the next election. <text:s/>I ask that you do everything you can to impeach the President and Vice President as soon as possible.</text:p>
      <text:p text:style-name="Standard"/>
      <text:p text:style-name="Standard">Sincerely,</text:p>
      <text:p text:style-name="Standard"/>
      <text:p text:style-name="Standard"/>
      <text:p text:style-name="Standard">Sam Tinglef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#c0c0c0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background-color="transparent">
        <style:background-image/>
      </style:paragraph-properties>
    </style:style>
    <style:style style:name="P2" style:family="paragraph" style:parent-style-name="Heading_20_1">
      <style:paragraph-properties fo:background-color="transparent">
        <style:background-image/>
      </style:paragraph-properties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page-layout style:name="pm1">
      <style:page-layout-properties fo:page-width="8.5in" fo:page-height="11in" style:num-format="1" style:print-orientation="portrait" fo:margin-top="1in" fo:margin-bottom="1in" fo:margin-left="1.25in" fo:margin-right="1.2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Frame1" text:anchor-type="paragraph" svg:x="4.4402in" svg:y="0.0118in" svg:width="1.5425in" draw:z-index="0"><draw:text-box fo:min-height="1.2354in"><text:p text:style-name="Frame_20_contents">Sam Tingleff</text:p><text:p text:style-name="Frame_20_contents">123 Main St.</text:p><text:p text:style-name="Frame_20_contents">Seattle, WA 12345</text:p><text:p text:style-name="Frame_20_contents">(xxx) xxx-xxxx</text:p></draw:text-box></draw:frame></text:p>
        <text:p text:style-name="P1"/>
        <text:h text:style-name="P2" text:outline-level="1"/>
        <text:p text:style-name="P1"/>
        <text:p text:style-name="Header"/>
      </style:header>
      <style:footer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description>This Template is provided under the Public Documentation Lisence.  You can view the license at http://www.openoffice.org.</dc:description>
    <meta:creation-date>2007-07-07T13:36:31</meta:creation-date>
    <dc:creator>Sam Tingleff</dc:creator>
    <dc:date>2007-07-10T21:40:54</dc:date>
    <meta:keyword>Letter;Template</meta:keyword>
    <dc:language>en-US</dc:language>
    <meta:editing-cycles>10</meta:editing-cycles>
    <meta:editing-duration>PT2H29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233" meta:character-count="1411"/>
  </office:meta>
</office:document-meta>
</file>